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2.9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26cm" fo:min-width="3.53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68cm" fo:min-width="3.60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18cm" fo:min-width="2.96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78cm" fo:min-width="2.89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06cm" fo:min-width="3.17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3cm" fo:min-width="3.744cm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3.451cm" fo:min-width="4.8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9cm" svg:height="3cm" svg:x="8.3cm" svg:y="2.5cm">
          <text:p text:style-name="P1">Demande de</text:p>
          <text:p text:style-name="P1">chang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7cm" svg:height="3.5cm" svg:x="13.7cm" svg:y="4.3cm">
          <text:p text:style-name="P1">Analyse de</text:p>
          <text:p text:style-name="P1">l’imp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8cm" svg:height="3.7cm" svg:x="13.6cm" svg:y="8.5cm">
          <text:p text:style-name="P1">Plan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9cm" svg:height="2.5cm" svg:x="8.7cm" svg:y="10.9cm">
          <text:p text:style-name="P1">Mod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8cm" svg:height="2.3cm" svg:x="3.5cm" svg:y="10cm">
          <text:p text:style-name="P1">Livraison</text:p>
          <text:p text:style-name="P1">en recet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2cm" svg:height="2.2cm" svg:x="1.3cm" svg:y="7.1cm">
          <text:p text:style-name="P1">Valid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6cm" svg:height="2.8cm" svg:x="1.3cm" svg:y="3.8cm">
          <text:p text:style-name="P1">Mise en prod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3cm" svg:height="3.7cm" svg:x="7.9cm" svg:y="6.3cm">
          <text:p/>
          <draw:enhanced-geometry svg:viewBox="0 0 21600 21600" draw:text-areas="0 0 21600 21600" draw:type="circular-arrow" draw:modifiers="-92.6381138078703 -125.348039094161 7631.153549648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ël Launay</meta:initial-creator>
    <meta:creation-date>2020-09-27T21:48:28.679452081</meta:creation-date>
    <dc:date>2020-09-27T22:19:08.835469585</dc:date>
    <dc:creator>Michaël Launay</dc:creator>
    <meta:editing-duration>PT9M36S</meta:editing-duration>
    <meta:editing-cycles>2</meta:editing-cycles>
    <meta:generator>LibreOffice/6.4.5.2$Linux_X86_64 LibreOffice_project/40$Build-2</meta:generator>
    <meta:document-statistic meta:object-count="8"/>
  </office:meta>
</office:document-meta>
</file>